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1825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1349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7" draw:name="Textfeld 20" svg:x="1.03035in" svg:y="2.1127in" svg:width="1.5748in" svg:height="0.62844in">
          <draw:text-box>
            <text:p text:style-name="a381" text:class-names="" text:cond-style-name=""><text:span text:style-name="a379" text:class-names="">Replacement</text:span><text:span text:style-name="a380" text:class-names=""/></text:p>
            <text:p text:style-name="a386" text:class-names="" text:cond-style-name=""><text:span text:style-name="a382" text:class-names="">(</text:span><text:span text:style-name="a383" text:class-names="">β</text:span><text:span text:style-name="a384" text:class-names="">SIM</text:span><text:span text:style-name="a385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3" draw:style-name="a565" draw:name="Ellipse 3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4" draw:style-name="a568" draw:name="Ellipse 4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5" draw:style-name="a571" draw:name="Textfeld 7" svg:x="2.09657in" svg:y="3.05919in" svg:width="0.80244in" svg:height="0.38154in">
            <draw:text-box>
              <text:p text:style-name="a570" text:class-names="" text:cond-style-name=""><text:span text:style-name="a569" text:class-names="">.03***</text:span></text:p>
            </draw:text-box>
            <svg:title/>
            <svg:desc/>
          </draw:frame>
          <draw:frame draw:id="id116" draw:style-name="a574" draw:name="Textfeld 10" svg:x="2.0967in" svg:y="3.3279in" svg:width="0.85035in" svg:height="0.31422in">
            <draw:text-box>
              <text:p text:style-name="a573" text:class-names="" text:cond-style-name=""><text:span text:style-name="a572" text:class-names="">Location</text:span></text:p>
            </draw:text-box>
            <svg:title/>
            <svg:desc/>
          </draw:frame>
          <draw:custom-shape svg:x="1.00806in" svg:y="3.83376in" svg:width="1.5748in" svg:height="1.5748in" draw:id="id117" draw:style-name="a577" draw:name="Ellipse 4">
            <svg:title/>
            <svg:desc/>
            <text:p text:style-name="a576" text:class-names="" text:cond-style-name=""><text:span text:style-name="a5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8" draw:style-name="a580" draw:name="Textfeld 8" svg:x="1.52386in" svg:y="3.76369in" svg:width="0.60108in" svg:height="0.38154in">
            <draw:text-box>
              <text:p text:style-name="a579" text:class-names="" text:cond-style-name=""><text:span text:style-name="a578" text:class-names="">.03</text:span></text:p>
            </draw:text-box>
            <svg:title/>
            <svg:desc/>
          </draw:frame>
          <draw:frame draw:id="id119" draw:style-name="a583" draw:name="Textfeld 8" svg:x="1.39099in" svg:y="4.47482in" svg:width="0.95869in" svg:height="0.38154in">
            <draw:text-box>
              <text:p text:style-name="a582" text:class-names="" text:cond-style-name=""><text:span text:style-name="a581" text:class-names="">&lt;.01**</text:span></text:p>
            </draw:text-box>
            <svg:title/>
            <svg:desc/>
          </draw:frame>
          <draw:frame draw:id="id120" draw:style-name="a587" draw:name="Textfeld 10" svg:x="1.30847in" svg:y="4.79316in" svg:width="0.96053in" svg:height="0.31422in">
            <draw:text-box>
              <text:p text:style-name="a586" text:class-names="" text:cond-style-name=""><text:span text:style-name="a584" text:class-names="">PC1</text:span><text:span text:style-name="a585" text:class-names="">climate</text:span></text:p>
            </draw:text-box>
            <svg:title/>
            <svg:desc/>
          </draw:frame>
          <draw:frame draw:id="id121" draw:style-name="a591" draw:name="Textfeld 8" svg:x="0.77435in" svg:y="3.05743in" svg:width="0.79412in" svg:height="0.38154in">
            <draw:text-box>
              <text:p text:style-name="a590" text:class-names="" text:cond-style-name=""><text:span text:style-name="a588" text:class-names="">.10***</text:span><text:span text:style-name="a589" text:class-names=""/></text:p>
            </draw:text-box>
            <svg:title/>
            <svg:desc/>
          </draw:frame>
          <draw:frame draw:id="id122" draw:style-name="a606" draw:name="Textfeld 10" svg:x="0.53305in" svg:y="3.32406in" svg:width="1.15186in" svg:height="0.85298in">
            <draw:text-box>
              <text:p text:style-name="a595" text:class-names="" text:cond-style-name=""><text:span text:style-name="a592" text:class-names="">PC3</text:span><text:span text:style-name="a593" text:class-names="">soil</text:span><text:span text:style-name="a594" text:class-names="">**</text:span></text:p>
              <text:p text:style-name="a598" text:class-names="" text:cond-style-name=""><text:span text:style-name="a596" text:class-names="">Side</text:span><text:span text:style-name="a597" text:class-names="">n.s.</text:span></text:p>
              <text:p text:style-name="a600" text:class-names="" text:cond-style-name=""><text:span text:style-name="a599" text:class-names="">Exposition***</text:span></text:p>
              <text:p text:style-name="a605" text:class-names="" text:cond-style-name=""><text:span text:style-name="a601" text:class-names="">PC1</text:span><text:span text:style-name="a602" text:class-names="">soil</text:span><text:span text:style-name="a603" text:class-names="">n.s.</text:span><text:span text:style-name="a604" text:class-names=""/></text:p>
            </draw:text-box>
            <svg:title/>
            <svg:desc/>
          </draw:frame>
        </draw:g>
        <draw:frame draw:id="id73" draw:style-name="a395" draw:name="Textfeld 20" svg:x="3.82812in" svg:y="2.11545in" svg:width="1.5748in" svg:height="0.62844in">
          <draw:text-box>
            <text:p text:style-name="a389" text:class-names="" text:cond-style-name=""><text:span text:style-name="a388" text:class-names="">Replacement</text:span></text:p>
            <text:p text:style-name="a394" text:class-names="" text:cond-style-name=""><text:span text:style-name="a390" text:class-names="">(</text:span><text:span text:style-name="a391" text:class-names="">β</text:span><text:span text:style-name="a392" text:class-names="">SIM</text:span><text:span text:style-name="a393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08" draw:style-name="a550" draw:name="Ellipse 3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09" draw:style-name="a553" draw:name="Ellipse 4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0" draw:style-name="a556" draw:name="Textfeld 7" svg:x="4.86063in" svg:y="3.06194in" svg:width="0.93617in" svg:height="0.38154in">
            <draw:text-box>
              <text:p text:style-name="a555" text:class-names="" text:cond-style-name=""><text:span text:style-name="a554" text:class-names="">.01***</text:span></text:p>
            </draw:text-box>
            <svg:title/>
            <svg:desc/>
          </draw:frame>
          <draw:frame draw:id="id111" draw:style-name="a559" draw:name="Textfeld 10" svg:x="4.86078in" svg:y="3.32015in" svg:width="0.87323in" svg:height="0.31423in">
            <draw:text-box>
              <text:p text:style-name="a558" text:class-names="" text:cond-style-name=""><text:span text:style-name="a557" text:class-names="">Location</text:span></text:p>
            </draw:text-box>
            <svg:title/>
            <svg:desc/>
          </draw:frame>
          <draw:custom-shape svg:x="3.81413in" svg:y="3.78571in" svg:width="1.5748in" svg:height="1.5748in" draw:id="id112" draw:style-name="a562" draw:name="Ellipse 4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3" draw:name="Textfeld 45" svg:x="1.05644in" svg:y="1.50188in" svg:width="1.46265in" svg:height="0.62844in">
          <draw:text-box>
            <text:p text:style-name="a397" text:class-names="" text:cond-style-name=""><text:span text:style-name="a396" text:class-names="">2017</text:span></text:p>
            <text:p text:style-name="a402" text:class-names="" text:cond-style-name=""><text:span text:style-name="a398" text:class-names="">(</text:span><text:span text:style-name="a399" text:class-names="">β</text:span><text:span text:style-name="a400" text:class-names="">SOR</text:span><text:span text:style-name="a401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1" draw:style-name="a523" draw:name="Ellipse 3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2" draw:style-name="a526" draw:name="Ellipse 4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3" draw:style-name="a529" draw:name="Textfeld 7" svg:x="6.38868in" svg:y="3.06082in" svg:width="0.73549in" svg:height="0.38154in">
            <draw:text-box>
              <text:p text:style-name="a528" text:class-names="" text:cond-style-name=""><text:span text:style-name="a527" text:class-names="">.06*</text:span></text:p>
            </draw:text-box>
            <svg:title/>
            <svg:desc/>
          </draw:frame>
          <draw:custom-shape svg:x="6.63816in" svg:y="3.78852in" svg:width="1.5748in" svg:height="1.5748in" draw:id="id104" draw:style-name="a532" draw:name="Ellipse 4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5" draw:style-name="a535" draw:name="Textfeld 8" svg:x="7.12878in" svg:y="4.48769in" svg:width="0.73883in" svg:height="0.38154in">
            <draw:text-box>
              <text:p text:style-name="a534" text:class-names="" text:cond-style-name=""><text:span text:style-name="a533" text:class-names="">.03**</text:span></text:p>
            </draw:text-box>
            <svg:title/>
            <svg:desc/>
          </draw:frame>
          <draw:frame draw:id="id106" draw:style-name="a539" draw:name="Textfeld 10" svg:x="7.02256in" svg:y="4.79871in" svg:width="0.92536in" svg:height="0.31422in">
            <draw:text-box>
              <text:p text:style-name="a538" text:class-names="" text:cond-style-name=""><text:span text:style-name="a536" text:class-names="">PC1</text:span><text:span text:style-name="a537" text:class-names="">climate</text:span></text:p>
            </draw:text-box>
            <svg:title/>
            <svg:desc/>
          </draw:frame>
          <draw:frame draw:id="id107" draw:style-name="a547" draw:name="Textfeld 10" svg:x="6.12842in" svg:y="3.32503in" svg:width="1.11331in" svg:height="0.4938in">
            <draw:text-box>
              <text:p text:style-name="a541" text:class-names="" text:cond-style-name=""><text:span text:style-name="a540" text:class-names="">Exposition**</text:span></text:p>
              <text:p text:style-name="a546" text:class-names="" text:cond-style-name=""><text:span text:style-name="a542" text:class-names="">PC3</text:span><text:span text:style-name="a543" text:class-names="">soil</text:span><text:span text:style-name="a544" text:class-names="">n.s.</text:span><text:span text:style-name="a545" text:class-names=""/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2">
            <svg:title/>
            <svg:desc/>
            <draw:custom-shape svg:x="8.912in" svg:y="2.84302in" svg:width="1.5748in" svg:height="1.5748in" draw:id="id94" draw:style-name="a488" draw:name="Ellipse 3">
              <svg:title/>
              <svg:desc/>
              <text:p text:style-name="a487" text:class-names="" text:cond-style-name=""><text:span text:style-name="a48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5" draw:style-name="a491" draw:name="Ellipse 4">
              <svg:title/>
              <svg:desc/>
              <text:p text:style-name="a490" text:class-names="" text:cond-style-name=""><text:span text:style-name="a48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6" draw:style-name="a494" draw:name="Textfeld 7" svg:x="10.55219in" svg:y="3.05998in" svg:width="0.80244in" svg:height="0.38154in">
              <draw:text-box>
                <text:p text:style-name="a493" text:class-names="" text:cond-style-name=""><text:span text:style-name="a492" text:class-names="">.03***</text:span></text:p>
              </draw:text-box>
              <svg:title/>
              <svg:desc/>
            </draw:frame>
            <draw:frame draw:id="id97" draw:style-name="a501" draw:name="Textfeld 10" svg:x="10.44734in" svg:y="3.27619in" svg:width="1.18322in" svg:height="0.49381in">
              <draw:text-box>
                <text:p text:style-name="a496" text:class-names="" text:cond-style-name=""><text:span text:style-name="a495" text:class-names="">Location***</text:span></text:p>
                <text:p text:style-name="a500" text:class-names="" text:cond-style-name=""><text:span text:style-name="a497" text:class-names="">MEM2</text:span><text:span text:style-name="a498" text:class-names="">n.s.</text:span><text:span text:style-name="a499" text:class-names=""/></text:p>
              </draw:text-box>
              <svg:title/>
              <svg:desc/>
            </draw:frame>
            <draw:custom-shape svg:x="9.43219in" svg:y="3.78376in" svg:width="1.5748in" svg:height="1.5748in" draw:id="id98" draw:style-name="a504" draw:name="Ellipse 4">
              <svg:title/>
              <svg:desc/>
              <text:p text:style-name="a503" text:class-names="" text:cond-style-name=""><text:span text:style-name="a50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9" draw:style-name="a507" draw:name="Textfeld 7" svg:x="9.18211in" svg:y="3.06344in" svg:width="0.91664in" svg:height="0.38154in">
              <draw:text-box>
                <text:p text:style-name="a506" text:class-names="" text:cond-style-name=""><text:span text:style-name="a505" text:class-names="">.11**</text:span></text:p>
              </draw:text-box>
              <svg:title/>
              <svg:desc/>
            </draw:frame>
            <draw:frame draw:id="id100" draw:style-name="a520" draw:name="Textfeld 10" svg:x="8.91431in" svg:y="3.3238in" svg:width="1.25771in" svg:height="0.67339in">
              <draw:text-box>
                <text:p text:style-name="a509" text:class-names="" text:cond-style-name=""><text:span text:style-name="a508" text:class-names="">Exposition***</text:span></text:p>
                <text:p text:style-name="a514" text:class-names="" text:cond-style-name=""><text:span text:style-name="a510" text:class-names="">PC1</text:span><text:span text:style-name="a511" text:class-names="">soil</text:span><text:span text:style-name="a512" text:class-names="">n.s.</text:span><text:span text:style-name="a513" text:class-names=""/></text:p>
                <text:p text:style-name="a519" text:class-names="" text:cond-style-name=""><text:span text:style-name="a515" text:class-names="">PC3</text:span><text:span text:style-name="a516" text:class-names="">soil</text:span><text:span text:style-name="a517" text:class-names="">n.s.</text:span><text:span text:style-name="a518" text:class-names=""/></text:p>
              </draw:text-box>
              <svg:title/>
              <svg:desc/>
            </draw:frame>
          </draw:g>
          <draw:frame draw:id="id93" draw:style-name="a485" draw:name="Textfeld 7" svg:x="9.9225in" svg:y="3.37363in" svg:width="0.69248in" svg:height="0.38154in">
            <draw:text-box>
              <text:p text:style-name="a484" text:class-names="" text:cond-style-name=""><text:span text:style-name="a483" text:class-names="">.03</text:span></text:p>
            </draw:text-box>
            <svg:title/>
            <svg:desc/>
          </draw:frame>
        </draw:g>
        <draw:frame draw:id="id78" draw:style-name="a411" draw:name="Textfeld 45" svg:x="3.8271in" svg:y="1.50525in" svg:width="1.55133in" svg:height="0.62844in">
          <draw:text-box>
            <text:p text:style-name="a405" text:class-names="" text:cond-style-name=""><text:span text:style-name="a404" text:class-names="">2018</text:span></text:p>
            <text:p text:style-name="a410" text:class-names="" text:cond-style-name=""><text:span text:style-name="a406" text:class-names="">(</text:span><text:span text:style-name="a407" text:class-names="">β</text:span><text:span text:style-name="a408" text:class-names="">SOR</text:span><text:span text:style-name="a409" text:class-names=""><text:s text:c="1"/>= .32)</text:span></text:p>
          </draw:text-box>
          <svg:title/>
          <svg:desc/>
        </draw:frame>
        <draw:frame draw:id="id79" draw:style-name="a419" draw:name="Textfeld 45" svg:x="6.68671in" svg:y="1.50252in" svg:width="1.48089in" svg:height="0.62844in">
          <draw:text-box>
            <text:p text:style-name="a413" text:class-names="" text:cond-style-name=""><text:span text:style-name="a412" text:class-names="">2019</text:span></text:p>
            <text:p text:style-name="a418" text:class-names="" text:cond-style-name=""><text:span text:style-name="a414" text:class-names="">(</text:span><text:span text:style-name="a415" text:class-names="">β</text:span><text:span text:style-name="a416" text:class-names="">SOR</text:span><text:span text:style-name="a417" text:class-names=""><text:s text:c="1"/>= .32)</text:span></text:p>
          </draw:text-box>
          <svg:title/>
          <svg:desc/>
        </draw:frame>
        <draw:frame draw:id="id80" draw:style-name="a427" draw:name="Textfeld 45" svg:x="9.47973in" svg:y="1.49759in" svg:width="1.49702in" svg:height="0.62844in">
          <draw:text-box>
            <text:p text:style-name="a421" text:class-names="" text:cond-style-name=""><text:span text:style-name="a420" text:class-names="">2021</text:span></text:p>
            <text:p text:style-name="a426" text:class-names="" text:cond-style-name=""><text:span text:style-name="a422" text:class-names="">(</text:span><text:span text:style-name="a423" text:class-names="">β</text:span><text:span text:style-name="a424" text:class-names="">SOR</text:span><text:span text:style-name="a425" text:class-names=""><text:s text:c="1"/>= .34)</text:span></text:p>
          </draw:text-box>
          <svg:title/>
          <svg:desc/>
        </draw:frame>
        <draw:frame draw:id="id81" draw:style-name="a435" draw:name="Textfeld 19" svg:x="1.02627in" svg:y="5.50149in" svg:width="1.53297in" svg:height="0.62844in">
          <draw:text-box>
            <text:p text:style-name="a429" text:class-names="" text:cond-style-name=""><text:span text:style-name="a428" text:class-names="">Nestedness</text:span></text:p>
            <text:p text:style-name="a434" text:class-names="" text:cond-style-name=""><text:span text:style-name="a430" text:class-names="">(</text:span><text:span text:style-name="a431" text:class-names="">β</text:span><text:span text:style-name="a432" text:class-names="">SNE</text:span><text:span text:style-name="a433" text:class-names=""><text:s text:c="1"/>= .04)</text:span></text:p>
          </draw:text-box>
          <svg:title/>
          <svg:desc/>
        </draw:frame>
        <draw:frame draw:id="id82" draw:style-name="a443" draw:name="Textfeld 19" svg:x="3.84001in" svg:y="5.45286in" svg:width="1.53297in" svg:height="0.62844in">
          <draw:text-box>
            <text:p text:style-name="a437" text:class-names="" text:cond-style-name=""><text:span text:style-name="a436" text:class-names="">Nestedness</text:span></text:p>
            <text:p text:style-name="a442" text:class-names="" text:cond-style-name=""><text:span text:style-name="a438" text:class-names="">(</text:span><text:span text:style-name="a439" text:class-names="">β</text:span><text:span text:style-name="a440" text:class-names="">SNE</text:span><text:span text:style-name="a441" text:class-names=""><text:s text:c="1"/>= .05)</text:span></text:p>
          </draw:text-box>
          <svg:title/>
          <svg:desc/>
        </draw:frame>
        <draw:frame draw:id="id83" draw:style-name="a451" draw:name="Textfeld 19" svg:x="6.63383in" svg:y="5.44232in" svg:width="1.53297in" svg:height="0.62844in">
          <draw:text-box>
            <text:p text:style-name="a445" text:class-names="" text:cond-style-name=""><text:span text:style-name="a444" text:class-names="">Nestedness</text:span></text:p>
            <text:p text:style-name="a450" text:class-names="" text:cond-style-name=""><text:span text:style-name="a446" text:class-names="">(</text:span><text:span text:style-name="a447" text:class-names="">β</text:span><text:span text:style-name="a448" text:class-names="">SNE</text:span><text:span text:style-name="a449" text:class-names=""><text:s text:c="1"/>= .04)</text:span></text:p>
          </draw:text-box>
          <svg:title/>
          <svg:desc/>
        </draw:frame>
        <draw:frame draw:id="id84" draw:style-name="a459" draw:name="Textfeld 19" svg:x="9.44953in" svg:y="5.44448in" svg:width="1.53297in" svg:height="0.62844in">
          <draw:text-box>
            <text:p text:style-name="a453" text:class-names="" text:cond-style-name=""><text:span text:style-name="a452" text:class-names="">Nestedness</text:span></text:p>
            <text:p text:style-name="a458" text:class-names="" text:cond-style-name=""><text:span text:style-name="a454" text:class-names="">(</text:span><text:span text:style-name="a455" text:class-names="">β</text:span><text:span text:style-name="a456" text:class-names="">SNE</text:span><text:span text:style-name="a457" text:class-names=""><text:s text:c="1"/>= .05)</text:span></text:p>
          </draw:text-box>
          <svg:title/>
          <svg:desc/>
        </draw:frame>
        <draw:frame draw:id="id85" draw:style-name="a464" draw:name="Textfeld 8" svg:x="3.49698in" svg:y="3.06207in" svg:width="0.79412in" svg:height="0.38154in">
          <draw:text-box>
            <text:p text:style-name="a463" text:class-names="" text:cond-style-name=""><text:span text:style-name="a460" text:class-names="">.02</text:span><text:span text:style-name="a461" text:class-names="">n.s.</text:span><text:span text:style-name="a462" text:class-names=""/></text:p>
          </draw:text-box>
          <svg:title/>
          <svg:desc/>
        </draw:frame>
        <draw:frame draw:id="id86" draw:style-name="a468" draw:name="Textfeld 10" svg:x="3.32365in" svg:y="3.32834in" svg:width="1.15186in" svg:height="0.31423in">
          <draw:text-box>
            <text:p text:style-name="a467" text:class-names="" text:cond-style-name=""><text:span text:style-name="a465" text:class-names="">PC3</text:span><text:span text:style-name="a466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79507in" svg:y="4.25891in" svg:width="1.01265in" svg:height="0.39311in" draw:id="id90" draw:style-name="a478" draw:name="Legende mit Linie 1 (ohne Rahmen) 12">
            <svg:title/>
            <svg:desc/>
            <text:p text:style-name="a477" text:class-names="" text:cond-style-name=""><text:span text:style-name="a476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1" draw:style-name="a482" draw:name="Legende: mit Linie ohne Rahmen 55">
            <svg:title/>
            <svg:desc/>
            <text:p text:style-name="a481" text:class-names="" text:cond-style-name=""><text:span text:style-name="a479" text:class-names="">History</text:span><text:span text:style-name="a480" text:class-names=""/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127in" svg:width="11.25846in" svg:height="3.38879in" draw:id="id88" draw:style-name="a471" draw:name="Rechteck 55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89" draw:style-name="a475" draw:name="Legende mit Linie 1 (ohne Rahmen) 56">
          <svg:title/>
          <svg:desc/>
          <text:p text:style-name="a474" text:class-names="" text:cond-style-name=""><text:span text:style-name="a472" text:class-names="">Local</text:span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8 L ?f11 ?f10 N" draw:text-areas="?f0 ?f2 ?f1 ?f3" draw:modifiers="20796 55860 -18417 7721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.02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.02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.02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.02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.02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.02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.02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.02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.02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.02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.02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.02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2-15T15:04:52Z</meta:creation-date>
    <dc:date>2022-02-04T12:48:33Z</dc:date>
    <meta:editing-cycles>9</meta:editing-cycles>
    <meta:editing-duration>PT0S</meta:editing-duration>
    <meta:document-statistic meta:paragraph-count="55" meta:word-count="158"/>
  </office:meta>
</office:document-meta>
</file>